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-color="#ffcc99" draw:textarea-horizontal-align="left" draw:textarea-vertical-align="top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2.8cm" svg:x="20.4cm" svg:y="1.1cm">
          <text:p text:style-name="P1">ADBGUI:Qooxdo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20.4cm" svg:y="6.1cm">
          <text:p text:style-name="P1">ADBGUI:DB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4.3cm" svg:y="6.7cm">
          <text:p text:style-name="P1">ADBGUI: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7cm" svg:height="2.8cm" svg:x="20.4cm" svg:y="11.1cm">
          <text:p text:style-name="P1">ADBGUI:DB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6.7cm" svg:height="2.8cm" svg:x="21.5cm" svg:y="16.193cm">
          <text:p text:style-name="P1">ADBGUI:DBBack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7cm" svg:height="2.8cm" svg:x="21.5cm" svg:y="2.2cm">
          <text:p text:style-name="P1">myproject:Qooxdo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6.7cm" svg:height="2.8cm" svg:x="21.5cm" svg:y="7cm">
          <text:p text:style-name="P1">myproject:DB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6.7cm" svg:height="2.8cm" svg:x="4.8cm" svg:y="7.5cm">
          <text:p text:style-name="P1">myproject: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7cm" svg:height="2.8cm" svg:x="21.5cm" svg:y="12.1cm">
          <text:p text:style-name="P1">myproject:DBDesig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4.85cm" svg:y1="14.9cm" svg:x2="24.85cm" svg:y2="16.193cm" draw:start-shape="id1" draw:start-glue-point="2" draw:end-shape="id2" svg:d="M24850 14900v1293" svg:viewBox="0 0 1 1294">
          <text:p/>
        </draw:connector>
        <draw:connector draw:style-name="gr3" draw:text-style-name="P1" draw:layer="layout" svg:x1="24.85cm" svg:y1="5cm" svg:x2="24.85cm" svg:y2="7cm" draw:start-shape="id3" draw:start-glue-point="2" draw:end-shape="id4" svg:d="M24850 5000v2000" svg:viewBox="0 0 1 2001">
          <text:p/>
        </draw:connector>
        <draw:connector draw:style-name="gr3" draw:text-style-name="P1" draw:layer="layout" svg:x1="24.85cm" svg:y1="9.8cm" svg:x2="24.85cm" svg:y2="12.1cm" draw:start-shape="id4" draw:end-shape="id1" svg:d="M24850 9800v2300" svg:viewBox="0 0 1 2301">
          <text:p/>
        </draw:connector>
        <draw:custom-shape draw:style-name="gr4" draw:text-style-name="P1" xml:id="id6" draw:id="id6" draw:layer="layout" svg:width="3.1cm" svg:height="2.3cm" svg:x="14.9cm" svg:y="16.4cm">
          <text:p text:style-name="P1"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line" svg:x1="21.5cm" svg:y1="3.6cm" svg:x2="11.5cm" svg:y2="8.9cm" draw:start-shape="id3" draw:start-glue-point="3" draw:end-shape="id5" draw:end-glue-point="1" svg:d="M21500 3600l-10000 5300" svg:viewBox="0 0 10001 5301">
          <text:p text:style-name="P1"/>
          <text:p text:style-name="P1"/>
        </draw:connector>
        <draw:connector draw:style-name="gr3" draw:text-style-name="P1" draw:layer="layout" draw:type="line" svg:x1="21.5cm" svg:y1="17.593cm" svg:x2="18cm" svg:y2="17.55cm" draw:start-shape="id2" draw:start-glue-point="3" draw:end-shape="id6" svg:d="M21500 17593l-3500-43" svg:viewBox="0 0 3501 44">
          <text:p/>
        </draw:connector>
        <draw:custom-shape draw:style-name="gr6" draw:text-style-name="P1" xml:id="id7" draw:id="id7" draw:layer="layout" svg:width="6.5cm" svg:height="2.6cm" svg:x="11.1cm" svg:y="2.2cm">
          <text:p text:style-name="P1">Webbrow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6cm" svg:y1="3.5cm" svg:x2="21.5cm" svg:y2="3.6cm" draw:start-shape="id7" draw:start-glue-point="1" draw:end-shape="id3" svg:d="M17600 3500l3900 100" svg:viewBox="0 0 3901 101">
          <text:p/>
        </draw:connector>
        <draw:custom-shape draw:style-name="gr6" draw:text-style-name="P1" xml:id="id8" draw:id="id8" draw:layer="layout" svg:width="6.5cm" svg:height="2.6cm" svg:x="11cm" svg:y="11.1cm">
          <text:p text:style-name="P1">TCP/IP Schnitstel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5cm" svg:y1="12.4cm" svg:x2="21.5cm" svg:y2="8.4cm" draw:start-shape="id8" draw:end-shape="id4" svg:d="M17500 12400l4000-4000" svg:viewBox="0 0 4001 4001">
          <text:p/>
        </draw:connector>
      </draw:page>
      <draw:page draw:name="page2" draw:style-name="dp1" draw:master-page-name="Default">
        <draw:custom-shape draw:style-name="gr1" draw:text-style-name="P1" draw:layer="layout" svg:width="6.7cm" svg:height="2.8cm" svg:x="20.4cm" svg:y="3.307cm">
          <text:p text:style-name="P1">ADBGUI:DB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2.8cm" svg:x="11.2cm" svg:y="1.307cm">
          <text:p text:style-name="P1">ADBGUI:G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2.8cm" svg:x="20.4cm" svg:y="8.307cm">
          <text:p text:style-name="P1">ADBGUI:DBDesign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7cm" svg:height="2.8cm" svg:x="21.5cm" svg:y="14.8cm">
          <text:p text:style-name="P1">ADBGUI:DBBackend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6.7cm" svg:height="2.8cm" svg:x="21.5cm" svg:y="4.207cm">
          <text:p text:style-name="P1">myproject:DBMana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6.7cm" svg:height="2.8cm" svg:x="11.7cm" svg:y="2.307cm">
          <text:p text:style-name="P1">myproject:GUI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6.7cm" svg:height="2.8cm" svg:x="21.5cm" svg:y="9.307cm">
          <text:p text:style-name="P1">myproject:DBDesig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85cm" svg:y1="12.107cm" svg:x2="24.85cm" svg:y2="14.8cm" draw:start-shape="id9" draw:start-glue-point="2" draw:end-shape="id10" svg:d="M24850 12107v2693" svg:viewBox="0 0 1 2694">
          <text:p/>
        </draw:connector>
        <draw:connector draw:style-name="gr3" draw:text-style-name="P1" draw:layer="layout" svg:x1="24.85cm" svg:y1="7.007cm" svg:x2="24.85cm" svg:y2="9.307cm" draw:start-shape="id11" draw:end-shape="id9" svg:d="M24850 7007v2300" svg:viewBox="0 0 1 2301">
          <text:p/>
        </draw:connector>
        <draw:custom-shape draw:style-name="gr4" draw:text-style-name="P1" xml:id="id12" draw:id="id12" draw:layer="layout" svg:width="3.1cm" svg:height="2.3cm" svg:x="15.5cm" svg:y="1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21.5cm" svg:y1="16.2cm" svg:x2="18.6cm" svg:y2="16.15cm" draw:start-shape="id10" draw:start-glue-point="3" draw:end-shape="id12" svg:d="M21500 16200l-2900-50" svg:viewBox="0 0 2901 51">
          <text:p/>
        </draw:connector>
        <draw:custom-shape draw:style-name="gr6" draw:text-style-name="P1" xml:id="id13" draw:id="id13" draw:layer="layout" svg:width="4.6cm" svg:height="2.2cm" svg:x="11cm" svg:y="6.1cm">
          <text:p text:style-name="P1">Apach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3cm" svg:y1="6.1cm" svg:x2="15.05cm" svg:y2="5.107cm" draw:start-shape="id13" draw:start-glue-point="0" draw:end-shape="id14" svg:d="M13300 6100l1750-993" svg:viewBox="0 0 1751 994">
          <text:p/>
        </draw:connector>
        <draw:connector draw:style-name="gr3" draw:text-style-name="P1" draw:layer="layout" draw:type="line" svg:x1="18.4cm" svg:y1="3.707cm" svg:x2="21.5cm" svg:y2="5.607cm" draw:start-shape="id14" draw:end-shape="id11" svg:d="M18400 3707l3100 1900" svg:viewBox="0 0 3101 1901">
          <text:p/>
        </draw:connector>
        <draw:custom-shape draw:style-name="gr6" draw:text-style-name="P1" xml:id="id16" draw:id="id16" draw:layer="layout" svg:width="4.95cm" svg:height="2.068cm" svg:x="3.95cm" svg:y="6.2cm">
          <text:p text:style-name="P1">Webbrow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6.5cm" svg:height="2.6cm" svg:x="11cm" svg:y="9.8cm">
          <text:p text:style-name="P1">TCP/IP Schnittstell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9.8cm" svg:x2="21.5cm" svg:y2="5.607cm" draw:start-shape="id15" draw:start-glue-point="0" draw:end-shape="id11" svg:d="M14250 9800l7250-4193" svg:viewBox="0 0 7251 4194">
          <text:p/>
        </draw:connector>
        <draw:connector draw:style-name="gr3" draw:text-style-name="P1" draw:layer="layout" draw:type="line" svg:x1="8.9cm" svg:y1="7.234cm" svg:x2="11cm" svg:y2="7.2cm" draw:start-shape="id16" draw:start-glue-point="1" draw:end-shape="id13" draw:end-glue-point="3" svg:d="M8900 7234l2100-34" svg:viewBox="0 0 2101 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5T10:16:24</meta:creation-date>
    <dc:date>2014-07-14T16:47:22.980040982</dc:date>
    <meta:editing-duration>PT1H35M43S</meta:editing-duration>
    <meta:editing-cycles>11</meta:editing-cycles>
    <meta:generator>LibreOffice/4.2.4.2$Linux_X86_64 LibreOffice_project/420m0$Build-2</meta:generator>
    <meta:document-statistic meta:object-count="37"/>
  </office:meta>
</office:document-meta>
</file>